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inion Pro" svg:font-family="'Minion Pro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 style:list-style-name="L1">
      <style:text-properties fo:language="ru" fo:country="RU"/>
    </style:style>
    <style:style style:name="P4" style:family="paragraph" style:parent-style-name="Text_20_body" style:list-style-name="L2">
      <style:text-properties fo:language="ru" fo:country="RU"/>
    </style:style>
    <style:style style:name="P5" style:family="paragraph" style:parent-style-name="Text_20_body" style:list-style-name="L2">
      <style:text-properties fo:language="en" fo:country="US"/>
    </style:style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2">
      <style:text-properties style:font-name="Times New Roman" fo:language="en" fo:country="US"/>
    </style:style>
    <style:style style:name="P8" style:family="paragraph" style:parent-style-name="Text_20_body" style:list-style-name="L2">
      <style:text-properties style:font-name="Times New Roman" fo:language="ru" fo:country="RU"/>
    </style:style>
    <style:style style:name="P9" style:family="paragraph" style:parent-style-name="Text_20_body" style:list-style-name="L2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style:text-line-through-style="none" style:text-position="0% 100%" style:font-name="Minion Pro" fo:font-size="12pt" fo:letter-spacing="normal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4" style:family="text">
      <style:text-properties fo:font-variant="normal" fo:text-transform="none" fo:color="#000000" style:text-line-through-style="none" style:text-position="0% 100%" fo:font-size="12pt" fo:letter-spacing="normal" fo:language="ru" fo:country="RU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5" style:family="text">
      <style:text-properties fo:font-variant="normal" fo:text-transform="none" fo:color="#000000" style:text-line-through-style="none" style:text-position="0% 100%" fo:font-size="12pt" fo:letter-spacing="normal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6" style:family="text">
      <style:text-properties fo:font-variant="normal" fo:text-transform="none" fo:color="#000000" style:text-line-through-style="none" style:text-position="0% 100%" fo:font-size="12pt" fo:letter-spacing="normal" fo:language="en" fo:country="US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7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уководство по установке плагина <text:span text:style-name="T1">DocLine </text:span><text:span text:style-name="T2">к </text:span><text:span text:style-name="T1">Adobe </text:span><text:span text:style-name="T2">Framemker</text:span><text:span text:style-name="T1">.</text:span></text:p>
      <text:p text:style-name="P1">Данное руководство написано для <text:span text:style-name="T1">Adobe FrameMaker 8</text:span>. На других версиях <text:span text:style-name="T1">(</text:span>или версиях для платформ, отличных от <text:span text:style-name="T1">Microsoft Windows) </text:span>плагин не тестировался и может не работать или работать неправильно.</text:p>
      <text:p text:style-name="Title">Обозначения<text:span text:style-name="T1">:</text:span></text:p>
      <text:p text:style-name="P2">$FMDir - <text:span text:style-name="T2">папка, содержащая </text:span>Adobe FrameMaker. </text:p>
      <text:p text:style-name="P2"><text:tab/><text:span text:style-name="T2">Например</text:span>:<text:span text:style-name="T2"> </text:span>C:\Program Files\Adobe\FrameMaker8</text:p>
      <text:p text:style-name="P2">$PluginPath - <text:span text:style-name="T2">путь к </text:span>docline.dll</text:p>
      <text:p text:style-name="P2"><text:tab/><text:span text:style-name="T2">Например</text:span>: C:\Program Files\Adobe\FrameMaker8\fminit\docline.dll</text:p>
      <text:p text:style-name="P2"><text:tab/><text:span text:style-name="T2">Традиционно библиотеки плагинов </text:span>Adobe FrameMaker <text:span text:style-name="T2">находятся в </text:span>$FMDir\fminit\</text:p>
      <text:p text:style-name="P2">$StructPath - <text:span text:style-name="T2">путь к папке структурных приложений </text:span>Adobe Framemaker</text:p>
      <text:p text:style-name="P2"><text:tab/><text:span text:style-name="T2">Например</text:span>: C:\Program Files\Adobe\FrameMaker8\Structure</text:p>
      <text:p text:style-name="P2"><text:tab/><text:span text:style-name="T2">Внутри </text:span>Adobe FrameMaker - <text:span text:style-name="T2">переменная </text:span><text:span text:style-name="T3">$STRUCTDIR</text:span></text:p>
      <text:p text:style-name="P2">$StructAppPath - <text:span text:style-name="T2">путь к папке содержащей структурное приложение </text:span>DocLine</text:p>
      <text:p text:style-name="P2"><text:tab/><text:span text:style-name="T2">Например</text:span>: <text:span text:style-name="T2"><text:s/></text:span>C:\Program Files\Adobe\FrameMaker8\Structure\xml\docline</text:p>
      <text:p text:style-name="Title">Установка<text:span text:style-name="T1">:</text:span></text:p>
      <text:list xml:id="list39513615" text:style-name="L1">
        <text:list-item>
          <text:p text:style-name="P3">В файл <text:span text:style-name="T1">$FMDir\maker.ini </text:span>добавить строку </text:p>
          <text:p text:style-name="P3">docline=Standard, Docline, <text:span text:style-name="T1">$PluginPath</text:span>,<text:span text:style-name="T1"> </text:span>all.</text:p>
        </text:list-item>
        <text:list-item>
          <text:p text:style-name="P3">Переключить <text:span text:style-name="T1">Adobe FrameMaker </text:span>в структурный режим.</text:p>
        </text:list-item>
        <text:list-item>
          <text:p text:style-name="P3">Открыть файл <text:span text:style-name="T1">$StructPath\structapps.fm </text:span>при помощи <text:span text:style-name="T1">Adobe FrameMaker</text:span></text:p>
          <text:p text:style-name="P3">Или меню <text:span text:style-name="T1">StructureTools&gt;Edit Application Definitions</text:span></text:p>
        </text:list-item>
        <text:list-item>
          <text:p text:style-name="P3">Поместить структурное приложение <text:span text:style-name="T1">DocLine </text:span>в <text:span text:style-name="T1">$StructAppPath</text:span></text:p>
        </text:list-item>
        <text:list-item>
          <text:p text:style-name="P3">В дерево структуры добавить новое <text:span text:style-name="T1">XMLApplication:</text:span></text:p>
        </text:list-item>
      </text:list>
      <text:list xml:id="list39520680" text:style-name="L2">
        <text:list-item>
          <text:list>
            <text:list-item>
              <text:p text:style-name="P5">ApplicationName: DocLine</text:p>
            </text:list-item>
            <text:list-item>
              <text:p text:style-name="P5">DTD: $StructAppPath<text:span text:style-name="T3">\docline.dtd</text:span></text:p>
              <text:list>
                <text:list-header>
                  <text:p text:style-name="P7"><text:span text:style-name="T4">Например</text:span><text:span text:style-name="T5">: $STRUCTDIR\xml\docline\docline.dtd</text:span></text:p>
                </text:list-header>
              </text:list>
            </text:list-item>
            <text:list-item>
              <text:p text:style-name="P5">Template: $StructAppPath\docline_template.fm</text:p>
              <text:list>
                <text:list-header>
                  <text:p text:style-name="P8">Например<text:span text:style-name="T1">: </text:span><text:span text:style-name="T6">$STRUCTDIR\xml\docline\docline_template</text:span></text:p>
                </text:list-header>
              </text:list>
            </text:list-item>
            <text:list-item>
              <text:p text:style-name="P5">ReadWriteRules: $StructAppPath\rules</text:p>
              <text:list>
                <text:list-header>
                  <text:p text:style-name="P4">Например<text:span text:style-name="T1">: </text:span><text:span text:style-name="T7">$STRUCTDIR\xml\docline\rules</text:span></text:p>
                </text:list-header>
              </text:list>
            </text:list-item>
            <text:list-item>
              <text:p text:style-name="P9">DOCTYPE: DocumentationCore</text:p>
            </text:list-item>
            <text:list-item>
              <text:p text:style-name="P9">DOCTYPE: ProductDocumetation</text:p>
            </text:list-item>
            <text:list-item>
              <text:p text:style-name="P9">DOCTYPE: ProductLine</text:p>
            </text:list-item>
          </text:list>
        </text:list-item>
      </text:list>
      <text:list xml:id="list39560225" text:continue-list="list39513615" text:style-name="L1">
        <text:list-item>
          <text:p text:style-name="P3">Сохранить.</text:p>
        </text:list-item>
        <text:list-item>
          <text:p text:style-name="P6"><text:soft-page-break/>StructureTools&gt;ReadApplicationDefinitions</text:p>
        </text:list-item>
        <text:list-item>
          <text:p text:style-name="P3">Закрыть документ, опять сохранив (если попросит).</text:p>
        </text:list-item>
        <text:list-item>
          <text:p text:style-name="P6">File&gt;New&gt;Document</text:p>
          <text:p text:style-name="P3">Создать документ любого типа</text:p>
        </text:list-item>
        <text:list-item>
          <text:p text:style-name="P6">StructureTools&gt;SetStructuredApplication</text:p>
          <text:p text:style-name="P3">В списке должен появиться элемент <text:span text:style-name="T1">DocL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nion Pro" svg:font-family="'Minion Pro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RunIn" style:family="paragraph" style:next-style-name="Body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Body" style:family="paragraph" style:next-style-name="HeadingRunIn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Bulleted" style:family="paragraph" style:next-style-name="HeadingRunIn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CellBody" style:family="paragraph" style:next-style-name="HeadingRunIn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CellHeading" style:family="paragraph" style:next-style-name="HeadingRunIn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_20__28_user_29_" style:display-name="Footnote (user)" style:family="paragraph" style:next-style-name="HeadingRunIn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en" fo:country="GB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Heading1" style:family="paragraph" style:next-style-name="Body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en" fo:country="GB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Heading2" style:family="paragraph" style:next-style-name="Body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Indented" style:family="paragraph" style:next-style-name="HeadingRunIn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bered" style:family="paragraph" style:next-style-name="HeadingRunIn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bered1" style:family="paragraph" style:next-style-name="Numbered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leFootnote" style:family="paragraph" style:next-style-name="HeadingRunIn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en" fo:country="GB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leTitle" style:family="paragraph" style:next-style-name="HeadingRunIn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EquationVariables" style:family="text">
      <style:text-properties fo:font-style="italic" fo:font-weight="normal" style:font-style-asian="italic" style:font-weight-asian="normal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5T22:00:03.84</meta:creation-date>
    <dc:date>2009-06-14T19:44:00.29</dc:date>
    <meta:editing-duration>PT00H32M25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2" meta:paragraph-count="38" meta:word-count="192" meta:character-count="1800"/>
    <meta:user-defined meta:name="Поле 1"/>
    <meta:user-defined meta:name="Поле 2"/>
    <meta:user-defined meta:name="Поле 3"/>
    <meta:user-defined meta:name="Поле 4"/>
  </office:meta>
</office:document-meta>
</file>